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1]S. Ulyanov and V. Tuchin, </text:p>
      <text:p text:style-name="Standard"><text:span text:style-name="T1">“Pulse-wave monitoring by means of focused laser beams scattered by skin surface and membranes,”</text:span> in Proc. SPIE, Los Angeles, CA, 1884, pp. 160–167.</text:p>
      <text:p text:style-name="Standard"/>
      <text:p text:style-name="Standard">[2] E. Greneker, </text:p>
      <text:p text:style-name="Standard"><text:span text:style-name="T1">“Radar sensing of heartbeat and respiration at a distance with applications of the technology,” </text:span></text:p>
      <text:p text:style-name="Standard">in Proc. Conf. RADAR, Edinburgh, U.K., 1997, pp. 150–154.</text:p>
      <text:p text:style-name="Standard"/>
      <text:p text:style-name="Standard">[3] M. Garbey, N. Sun, A. Merla, and I. Pavlidis, </text:p>
      <text:p text:style-name="Standard"><text:span text:style-name="T1">“Contact-free measurement of cardiac pulse based on the analysis of thermal imagery,”</text:span> </text:p>
      <text:p text:style-name="Standard">IEEE Trans.Biomed. Eng., vol. 54, no. 8, pp. 1418–1426, Aug. 2007.</text:p>
      <text:p text:style-name="Standard"/>
      <text:p text:style-name="Standard">[4] J. Fei and I. Pavlidis, </text:p>
      <text:p text:style-name="P1">“Thermistor at a distance: Unobtrusive measurement of breathing,” </text:p>
      <text:p text:style-name="Standard">IEEE Trans. Biomed. Eng., vol. 57, no. 4, pp. 988–998, Apr. 2009.</text:p>
      <text:p text:style-name="Standard"/>
      <text:p text:style-name="Standard">[5] M. Malik, J. Bigger, A. Camm, R. Kleiger, A. Malliani, A. Moss, and P. Schwartz, </text:p>
      <text:p text:style-name="P1">“Heart rate variability: Standards of measurement, physiological interpretation, and clinical use,” </text:p>
      <text:p text:style-name="Standard">Eur. Heart J., vol. 17, pp. 354–381, 1996.</text:p>
      <text:p text:style-name="Standard"/>
      <text:p text:style-name="Standard">[6] S. Suzuki, T. Matsui, S. Gotoh, Y. Mori, B. Takase, and M. Ishihara,</text:p>
      <text:p text:style-name="P1">“Development of non-contact monitoring system of heart rate variability (hrv) - an approach of remote sensing for ubiquitous technology,” </text:p>
      <text:p text:style-name="Standard">in Proc.Int. Conf. Ergonom. Health Aspects Work Comput., San Diego, CA, 2009, pp. 195–203.</text:p>
      <text:p text:style-name="Standard"/>
      <text:p text:style-name="Standard">[7] G. Lu, F. Yang, Y. Tian, X. Jing, and J. Wang, </text:p>
      <text:p text:style-name="P1">“Contact-free measurement of heart rate variability via a microwave sensor,” </text:p>
      <text:p text:style-name="Standard">Sensors, vol. 9, pp. 9572–9581, 2009.</text:p>
      <text:p text:style-name="Standard"/>
      <text:p text:style-name="Standard">[8] U. Morbiducci, L. Scalise, M. De Melis, and M. Grigioni, </text:p>
      <text:p text:style-name="P1">“Optical vibro-cardiography: A novel tool for the optical monitoring of cardiac activity,”</text:p>
      <text:p text:style-name="Standard">Ann. Biomed. Eng., vol. 35, pp. 45–58, Jan. 2007.</text:p>
      <text:p text:style-name="Standard"/>
      <text:p text:style-name="Standard">[9] J. Allen,</text:p>
      <text:p text:style-name="P1">“Photoplethysmography and its application in clinical physiological measurement,” </text:p>
      <text:p text:style-name="Standard">Physiol. Meas., vol. 28, pp. R1–R39, Mar. 2007.</text:p>
      <text:p text:style-name="Standard"/>
      <text:p text:style-name="Standard">[10] W. Verkruysse, L. O. Svaasand, and J. S. Nelson, </text:p>
      <text:p text:style-name="P1">“Remote plethysmographic imaging using ambient light,” </text:p>
      <text:p text:style-name="Standard">Opt. Expr., vol. 16, pp. 21434–21445, Dec. 2008.</text:p>
      <text:p text:style-name="Standard"/>
      <text:p text:style-name="Standard">[11] M. Z. Poh, D. J. McDuff, and R. W. Picard, </text:p>
      <text:p text:style-name="P1">“Non-contact, automated cardiac pulse measurements using video imaging and blind source separation,” </text:p>
      <text:p text:style-name="Standard">Opt. Expr., vol. 18, pp. 10762–10774, May 2010.</text:p>
      <text:p text:style-name="Standard"/>
      <text:p text:style-name="Standard">[12] P. Comon, </text:p>
      <text:p text:style-name="P1">“Independent component analysis, a new concept?” </text:p>
      <text:p text:style-name="Standard"><text:soft-page-break/>Signal Process., vol. 36, pp. 287–314, 1994.</text:p>
      <text:p text:style-name="Standard">[13] W. G. Zijlstra, A. Buursma, and W. P. Meeuwsen-van der Roest,</text:p>
      <text:p text:style-name="P1">“Absorption spectra of human fetal and adult oxyhemoglobin, deoxyhemoglobin, carboxyhemoglobin, and methemoglobin,” </text:p>
      <text:p text:style-name="Standard">Clin. Chem.,vol. 37, pp. 1633–1638, Sep. 1991.</text:p>
      <text:p text:style-name="Standard"/>
      <text:p text:style-name="Standard">[14] A. Noulas and B. Kr ̈ se, </text:p>
      <text:p text:style-name="P1">“EM detection of common origin of multi-modal cues,” </text:p>
      <text:p text:style-name="Standard">in Proc. ACM Conf. Multimodal Interfaces, 2006, pp. 201–208.</text:p>
      <text:p text:style-name="Standard"/>
      <text:p text:style-name="Standard">[15] P. Viola and M. Jones, </text:p>
      <text:p text:style-name="P1">“Rapid object detection using a boosted cascade of simple features,” </text:p>
      <text:p text:style-name="Standard">in Proc. IEEE Conf Comput. Vis. Pattern Recognit., 2001, pp. I-511–I-518.</text:p>
      <text:p text:style-name="Standard"/>
      <text:p text:style-name="Standard">[16] M. P. Tarvainen, P. O. Ranta-Aho, and P. A. Karjalainen, </text:p>
      <text:p text:style-name="P1">“An advanced de-trending method with application to HRV analysis,” </text:p>
      <text:p text:style-name="Standard">IEEE Trans. Biomed. Eng., vol. 49, no. 2, pp. 172–175, Feb. 2002.</text:p>
      <text:p text:style-name="Standard"/>
      <text:p text:style-name="Standard">[17] J.-F. Cardoso, </text:p>
      <text:p text:style-name="P1">“High-order contrasts for independent component analysis,”</text:p>
      <text:p text:style-name="Standard">Neural Comput., vol. 11, pp. 157–192, 1999.</text:p>
      <text:p text:style-name="Standard"/>
      <text:p text:style-name="Standard">[18] J. Vila, F. Palacios, J. Presedo, M. Fernandez-Delgado, P. Felix, and S. Barro, </text:p>
      <text:p text:style-name="P1">“Time-frequency analysis of heart-rate variability,” </text:p>
      <text:p text:style-name="Standard">IEEE Eng. Med. Biol. Mag., vol. 16, no. 5, pp. 119–126, Sep./Oct. 1997.</text:p>
      <text:p text:style-name="Standard"/>
      <text:p text:style-name="Standard">[19] S. Akselrod, D. Gordon, F. A. Ubel, D. C. Shannon, A. C. Berger, and R. J. Cohen, </text:p>
      <text:p text:style-name="P1">“Power spectrum analysis of heart rate fluctuation: A quantitative probe of beat-to-beat cardiovascular control,” </text:p>
      <text:p text:style-name="Standard">Science, vol. 213, pp. 220–222, Jul. 1981.11</text:p>
      <text:p text:style-name="Standard"/>
      <text:p text:style-name="Standard">[20] T. Brown, L. Beightol, J. Koh, and D. Eckberg,</text:p>
      <text:p text:style-name="P1">“Important influence of respiration on human RR interval power spectra is largely ignored,” </text:p>
      <text:p text:style-name="Standard">J.Appl. Physiol., vol. 75, pp. 2310–2317, 1993.</text:p>
      <text:p text:style-name="Standard"/>
      <text:p text:style-name="Standard">[21] E. Gil, M. Orini, R. Bail ́ n, J. Vergara, L. Mainardi, and P. Laguna,</text:p>
      <text:p text:style-name="P1">“Photoplethysmography pulse rate variability as a surrogate measurement of heart rate variability during non-stationary conditions,” </text:p>
      <text:p text:style-name="Standard">Physiol. Meas., vol. 31, pp. 1271–1290, 2010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zio </meta:initial-creator>
    <meta:creation-date>2012-07-16T22:33:56</meta:creation-date>
    <dc:date>2012-07-16T22:46:05</dc:date>
    <dc:creator>patrizio </dc:creator>
    <meta:editing-duration>P0D</meta:editing-duration>
    <meta:editing-cycles>1</meta:editing-cycles>
    <meta:document-statistic meta:table-count="0" meta:image-count="0" meta:object-count="0" meta:page-count="2" meta:paragraph-count="62" meta:word-count="623" meta:character-count="4014" meta:non-whitespace-character-count="3369"/>
    <meta:generator>LibreOffice/3.5$Linux_x86 LibreOffice_project/350m1$Build-2</meta:generator>
  </office:meta>
</office:document-meta>
</file>